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Vrinda" svg:font-family="Vrinda" style:font-family-generic="roman" style:font-pitch="variable" svg:panose-1="2 11 5 2 4 2 4 2 2 3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 text:start-value="3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LFO2">
      <text:list-level-style-bullet text:level="1" text:style-name="WW_CharLFO2LVL1" text:bullet-char="✔">
        <style:list-level-properties/>
        <style:text-properties style:font-name="StarSymbol"/>
      </text:list-level-style-bullet>
      <text:list-level-style-bullet text:level="2" text:style-name="WW_CharLFO2LVL2" text:bullet-char="✔">
        <style:list-level-properties/>
        <style:text-properties style:font-name="StarSymbol"/>
      </text:list-level-style-bullet>
      <text:list-level-style-bullet text:level="3" text:style-name="WW_CharLFO2LVL3" text:bullet-char="✔">
        <style:list-level-properties/>
        <style:text-properties style:font-name="StarSymbol"/>
      </text:list-level-style-bullet>
      <text:list-level-style-bullet text:level="4" text:style-name="WW_CharLFO2LVL4" text:bullet-char="✔">
        <style:list-level-properties/>
        <style:text-properties style:font-name="StarSymbol"/>
      </text:list-level-style-bullet>
      <text:list-level-style-bullet text:level="5" text:style-name="WW_CharLFO2LVL5" text:bullet-char="✔">
        <style:list-level-properties/>
        <style:text-properties style:font-name="StarSymbol"/>
      </text:list-level-style-bullet>
      <text:list-level-style-bullet text:level="6" text:style-name="WW_CharLFO2LVL6" text:bullet-char="✔">
        <style:list-level-properties/>
        <style:text-properties style:font-name="StarSymbol"/>
      </text:list-level-style-bullet>
      <text:list-level-style-bullet text:level="7" text:style-name="WW_CharLFO2LVL7" text:bullet-char="✔">
        <style:list-level-properties/>
        <style:text-properties style:font-name="StarSymbol"/>
      </text:list-level-style-bullet>
      <text:list-level-style-bullet text:level="8" text:style-name="WW_CharLFO2LVL8" text:bullet-char="✔">
        <style:list-level-properties/>
        <style:text-properties style:font-name="StarSymbol"/>
      </text:list-level-style-bullet>
      <text:list-level-style-bullet text:level="9" text:style-name="WW_CharLFO2LVL9" text:bullet-char="✔">
        <style:list-level-properties/>
        <style:text-properties style:font-name="StarSymbol"/>
      </text:list-level-style-bullet>
    </text:list-style>
    <text:list-style style:name="LFO3">
      <text:list-level-style-bullet text:level="1" text:style-name="WW_CharLFO3LVL1" text:bullet-char="✔">
        <style:list-level-properties/>
        <style:text-properties style:font-name="StarSymbol"/>
      </text:list-level-style-bullet>
      <text:list-level-style-bullet text:level="2" text:style-name="WW_CharLFO3LVL2" text:bullet-char="✔">
        <style:list-level-properties/>
        <style:text-properties style:font-name="StarSymbol"/>
      </text:list-level-style-bullet>
      <text:list-level-style-bullet text:level="3" text:style-name="WW_CharLFO3LVL3" text:bullet-char="✔">
        <style:list-level-properties/>
        <style:text-properties style:font-name="StarSymbol"/>
      </text:list-level-style-bullet>
      <text:list-level-style-bullet text:level="4" text:style-name="WW_CharLFO3LVL4" text:bullet-char="✔">
        <style:list-level-properties/>
        <style:text-properties style:font-name="StarSymbol"/>
      </text:list-level-style-bullet>
      <text:list-level-style-bullet text:level="5" text:style-name="WW_CharLFO3LVL5" text:bullet-char="✔">
        <style:list-level-properties/>
        <style:text-properties style:font-name="StarSymbol"/>
      </text:list-level-style-bullet>
      <text:list-level-style-bullet text:level="6" text:style-name="WW_CharLFO3LVL6" text:bullet-char="✔">
        <style:list-level-properties/>
        <style:text-properties style:font-name="StarSymbol"/>
      </text:list-level-style-bullet>
      <text:list-level-style-bullet text:level="7" text:style-name="WW_CharLFO3LVL7" text:bullet-char="✔">
        <style:list-level-properties/>
        <style:text-properties style:font-name="StarSymbol"/>
      </text:list-level-style-bullet>
      <text:list-level-style-bullet text:level="8" text:style-name="WW_CharLFO3LVL8" text:bullet-char="✔">
        <style:list-level-properties/>
        <style:text-properties style:font-name="StarSymbol"/>
      </text:list-level-style-bullet>
      <text:list-level-style-bullet text:level="9" text:style-name="WW_CharLFO3LVL9" text:bullet-char="✔">
        <style:list-level-properties/>
        <style:text-properties style:font-name="StarSymbol"/>
      </text:list-level-style-bullet>
    </text:list-style>
    <text:list-style style:name="LFO4">
      <text:list-level-style-bullet text:level="1" text:style-name="WW_CharLFO4LVL1" text:bullet-char="✔">
        <style:list-level-properties/>
        <style:text-properties style:font-name="StarSymbol"/>
      </text:list-level-style-bullet>
      <text:list-level-style-bullet text:level="2" text:style-name="WW_CharLFO4LVL2" text:bullet-char="✔">
        <style:list-level-properties/>
        <style:text-properties style:font-name="StarSymbol"/>
      </text:list-level-style-bullet>
      <text:list-level-style-bullet text:level="3" text:style-name="WW_CharLFO4LVL3" text:bullet-char="✔">
        <style:list-level-properties/>
        <style:text-properties style:font-name="StarSymbol"/>
      </text:list-level-style-bullet>
      <text:list-level-style-bullet text:level="4" text:style-name="WW_CharLFO4LVL4" text:bullet-char="✔">
        <style:list-level-properties/>
        <style:text-properties style:font-name="StarSymbol"/>
      </text:list-level-style-bullet>
      <text:list-level-style-bullet text:level="5" text:style-name="WW_CharLFO4LVL5" text:bullet-char="✔">
        <style:list-level-properties/>
        <style:text-properties style:font-name="StarSymbol"/>
      </text:list-level-style-bullet>
      <text:list-level-style-bullet text:level="6" text:style-name="WW_CharLFO4LVL6" text:bullet-char="✔">
        <style:list-level-properties/>
        <style:text-properties style:font-name="StarSymbol"/>
      </text:list-level-style-bullet>
      <text:list-level-style-bullet text:level="7" text:style-name="WW_CharLFO4LVL7" text:bullet-char="✔">
        <style:list-level-properties/>
        <style:text-properties style:font-name="StarSymbol"/>
      </text:list-level-style-bullet>
      <text:list-level-style-bullet text:level="8" text:style-name="WW_CharLFO4LVL8" text:bullet-char="✔">
        <style:list-level-properties/>
        <style:text-properties style:font-name="StarSymbol"/>
      </text:list-level-style-bullet>
      <text:list-level-style-bullet text:level="9" text:style-name="WW_CharLFO4LVL9" text:bullet-char="✔">
        <style:list-level-properties/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color="#FFFFFF" fo:font-size="16pt" style:font-size-asian="16pt" style:font-size-complex="16pt" fo:background-color="#DC2300"/>
    </style:style>
    <style:style style:name="T3" style:parent-style-name="DefaultParagraphFont" style:family="text">
      <style:text-properties fo:color="#FF0000" fo:font-size="16pt" style:font-size-asian="16pt" style:font-size-complex="16pt" fo:background-color="#DC2300"/>
    </style:style>
    <style:style style:name="P4" style:parent-style-name="Standard" style:family="paragraph">
      <style:text-properties fo:color="#FFFFFF" fo:font-size="16pt" style:font-size-asian="16pt" style:font-size-complex="16pt" fo:background-color="#DC2300"/>
    </style:style>
    <style:style style:name="P5" style:parent-style-name="Standard" style:family="paragraph">
      <style:text-properties fo:color="#FFFFFF" fo:font-size="16pt" style:font-size-asian="16pt" style:font-size-complex="16pt" fo:background-color="#DC2300"/>
    </style:style>
    <style:style style:name="T6" style:parent-style-name="DefaultParagraphFont" style:family="text">
      <style:text-properties fo:color="#FFFFFF" fo:font-size="16pt" style:font-size-asian="16pt" style:font-size-complex="16pt" fo:background-color="#DC2300"/>
    </style:style>
    <style:style style:name="P7" style:parent-style-name="Standard" style:family="paragraph">
      <style:text-properties fo:color="#FFFFFF" fo:font-size="16pt" style:font-size-asian="16pt" style:font-size-complex="16pt" fo:background-color="#DC2300"/>
    </style:style>
    <style:style style:name="P8" style:parent-style-name="Standard" style:family="paragraph">
      <style:text-properties fo:color="#FFFFFF" fo:font-size="16pt" style:font-size-asian="16pt" style:font-size-complex="16pt" fo:background-color="#DC2300"/>
    </style:style>
    <style:style style:name="P9" style:parent-style-name="Standard" style:family="paragraph">
      <style:text-properties fo:color="#FFFFFF" fo:font-size="16pt" style:font-size-asian="16pt" style:font-size-complex="16pt" fo:background-color="#DC2300"/>
    </style:style>
    <style:style style:name="P10" style:parent-style-name="Standard" style:family="paragraph">
      <style:text-properties fo:color="#FFFFFF" fo:font-size="16pt" style:font-size-asian="16pt" style:font-size-complex="16pt" fo:background-color="#DC2300"/>
    </style:style>
    <style:style style:name="P11" style:parent-style-name="Standard" style:family="paragraph">
      <style:text-properties fo:color="#FFFFFF" fo:font-size="16pt" style:font-size-asian="16pt" style:font-size-complex="16pt" fo:background-color="#DC2300"/>
    </style:style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family="paragraph">
      <style:text-properties fo:color="#FFFFFF" fo:font-size="16pt" style:font-size-asian="16pt" style:font-size-complex="16pt" fo:background-color="#DC2300"/>
    </style:style>
    <style:style style:name="T15" style:parent-style-name="DefaultParagraphFont" style:family="text">
      <style:text-properties fo:color="#FFFFFF" fo:font-size="16pt" style:font-size-asian="16pt" style:font-size-complex="16pt" fo:background-color="#DC2300"/>
    </style:style>
    <style:style style:name="P16" style:parent-style-name="Standard" style:family="paragraph">
      <style:text-properties fo:color="#FFFFFF" fo:font-size="16pt" style:font-size-asian="16pt" style:font-size-complex="16pt" fo:background-color="#DC2300"/>
    </style:style>
    <style:style style:name="P17" style:parent-style-name="Standard" style:family="paragraph">
      <style:text-properties fo:color="#FFFFFF" fo:font-size="16pt" style:font-size-asian="16pt" style:font-size-complex="16pt" fo:background-color="#DC2300"/>
    </style:style>
    <style:style style:name="P18" style:parent-style-name="Standard" style:family="paragraph">
      <style:text-properties fo:color="#FFFFFF" fo:font-size="16pt" style:font-size-asian="16pt" style:font-size-complex="16pt" fo:background-color="#DC2300"/>
    </style:style>
    <style:style style:name="P19" style:parent-style-name="Standard" style:family="paragraph">
      <style:text-properties fo:color="#FFFFFF" fo:font-size="16pt" style:font-size-asian="16pt" style:font-size-complex="16pt" fo:background-color="#DC2300"/>
    </style:style>
    <style:style style:name="P20" style:parent-style-name="Standard" style:family="paragraph">
      <style:text-properties fo:color="#DC2300" style:text-underline-type="single" style:text-underline-style="solid" style:text-underline-width="auto" style:text-underline-mode="continuous"/>
    </style:style>
    <style:style style:name="P21" style:parent-style-name="Standard" style:list-style-name="LFO2" style:family="paragraph"/>
    <style:style style:name="P22" style:parent-style-name="Standard" style:list-style-name="LFO2" style:family="paragraph"/>
    <style:style style:name="P23" style:parent-style-name="Standard" style:list-style-name="LFO2" style:family="paragraph"/>
    <style:style style:name="P24" style:parent-style-name="Standard" style:list-style-name="LFO2" style:family="paragraph"/>
    <style:style style:name="P25" style:parent-style-name="Standard" style:family="paragraph">
      <style:text-properties fo:color="#FFFFFF" fo:font-size="16pt" style:font-size-asian="16pt" style:font-size-complex="16pt" fo:background-color="#DC2300"/>
    </style:style>
    <style:style style:name="P26" style:parent-style-name="Standard" style:family="paragraph">
      <style:text-properties fo:color="#FFFFFF" fo:font-size="16pt" style:font-size-asian="16pt" style:font-size-complex="16pt" fo:background-color="#DC2300"/>
    </style:style>
    <style:style style:name="P27" style:parent-style-name="Standard" style:family="paragraph">
      <style:text-properties fo:color="#FFFFFF" fo:font-size="16pt" style:font-size-asian="16pt" style:font-size-complex="16pt" fo:background-color="#DC2300"/>
    </style:style>
    <style:style style:name="P28" style:parent-style-name="Standard" style:family="paragraph">
      <style:text-properties fo:color="#FFFFFF" fo:font-size="16pt" style:font-size-asian="16pt" style:font-size-complex="16pt" fo:background-color="#DC2300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 fo:color="#FFFFFF" fo:font-size="16pt" style:font-size-asian="16pt" style:font-size-complex="16pt" fo:background-color="#DC2300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 fo:color="#FFFFFF" fo:font-size="16pt" style:font-size-asian="16pt" style:font-size-complex="16pt" fo:background-color="#DC2300"/>
    </style:style>
    <style:style style:name="T3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fo:font-weight="bold" style:font-weight-asian="bold" style:font-weight-complex="bold" fo:color="#FFFFFF" fo:font-size="16pt" style:font-size-asian="16pt" style:font-size-complex="16pt" fo:background-color="#DC2300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 fo:color="#FFFFFF" fo:font-size="16pt" style:font-size-asian="16pt" style:font-size-complex="16pt" fo:background-color="#DC2300"/>
    </style:style>
    <style:style style:name="P4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fo:color="#FFFFFF" fo:font-size="16pt" style:font-size-asian="16pt" style:font-size-complex="16pt" fo:background-color="#DC2300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list-style-name="LFO3" style:family="paragraph"/>
    <style:style style:name="P51" style:parent-style-name="Standard" style:list-style-name="LFO3" style:family="paragraph"/>
    <style:style style:name="P52" style:parent-style-name="Standard" style:list-style-name="LFO3" style:family="paragraph"/>
    <style:style style:name="P53" style:parent-style-name="Standard" style:family="paragraph">
      <style:text-properties fo:font-weight="bold" style:font-weight-asian="bold" style:font-weight-complex="bold" fo:color="#FFFFFF" fo:font-size="16pt" style:font-size-asian="16pt" style:font-size-complex="16pt" fo:background-color="#DC2300"/>
    </style:style>
    <style:style style:name="P5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5" style:parent-style-name="Standard" style:list-style-name="LFO4" style:family="paragraph"/>
    <style:style style:name="P56" style:parent-style-name="Standard" style:list-style-name="LFO4" style:family="paragraph"/>
    <style:style style:name="P57" style:parent-style-name="Standard" style:list-style-name="LFO4" style:family="paragraph"/>
    <style:style style:name="P58" style:parent-style-name="Standard" style:list-style-name="LFO4" style:family="paragraph"/>
    <style:style style:name="P59" style:parent-style-name="Standard" style:list-style-name="LFO4" style:family="paragraph"/>
    <style:style style:name="P60" style:parent-style-name="Standard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 fo:color="#FFFFFF" fo:font-size="16pt" style:font-size-asian="16pt" style:font-size-complex="16pt" fo:background-color="#DC2300"/>
    </style:style>
    <style:style style:name="P63" style:parent-style-name="Standard" style:family="paragraph">
      <style:text-properties fo:font-weight="bold" style:font-weight-asian="bold" style:font-weight-complex="bold" fo:color="#FFFFFF" fo:font-size="14pt" style:font-size-asian="14pt" style:font-size-complex="14pt" fo:background-color="#DC2300"/>
    </style:style>
    <style:style style:name="P64" style:parent-style-name="Standard" style:family="paragraph">
      <style:text-properties fo:font-weight="bold" style:font-weight-asian="bold" style:font-weight-complex="bold" fo:color="#FFFFFF" fo:font-size="16pt" style:font-size-asian="16pt" style:font-size-complex="16pt" fo:background-color="#DC2300"/>
    </style:style>
    <style:style style:name="P65" style:parent-style-name="Standard" style:family="paragraph">
      <style:text-properties fo:font-weight="bold" style:font-weight-asian="bold" style:font-weight-complex="bold" fo:color="#FFFFFF" fo:font-size="16pt" style:font-size-asian="16pt" style:font-size-complex="16pt" fo:background-color="#DC2300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T67" style:parent-style-name="DefaultParagraphFont" style:family="text">
      <style:text-properties fo:font-weight="bold" style:font-weight-asian="bold" style:font-weight-complex="bold" fo:color="#FFFFFF" fo:font-size="16pt" style:font-size-asian="16pt" style:font-size-complex="16pt" fo:background-color="#FF0000"/>
    </style:style>
  </office:automatic-styles>
  <office:body>
    <office:text text:use-soft-page-breaks="true">
      <text:p text:style-name="P1"><?opendocument cursor-position?><text:span text:style-name="T2">Use external JavaScrip</text:span><text:span text:style-name="T3">t</text:span></text:p>
      <text:p text:style-name="Standard">&lt;html&gt;</text:p>
      <text:p text:style-name="Standard"><text:s text:c="4"/>&lt;head&gt;</text:p>
      <text:p text:style-name="Standard"><text:s text:c="8"/>&lt;script type="text/javascript" src="xxx.js"&gt;<text:s/>&lt;/script&gt;</text:p>
      <text:p text:style-name="Standard"><text:s text:c="4"/>&lt;/head&gt;</text:p>
      <text:p text:style-name="Standard">&lt;/html&gt;</text:p>
      <text:p text:style-name="Standard"/>
      <text:p text:style-name="P4">Code blocks</text:p>
      <text:p text:style-name="Standard">{ … }</text:p>
      <text:p text:style-name="Standard"/>
      <text:p text:style-name="Standard"/>
      <text:p text:style-name="P5">Variables</text:p>
      <text:p text:style-name="Standard"><text:s text:c="2"/>x=5;</text:p>
      <text:p text:style-name="Standard"><text:s text:c="2"/>var x=5;</text:p>
      <text:p text:style-name="Standard"/>
      <text:p text:style-name="Standard"><text:span text:style-name="T6">Arithmetic Operators:</text:span></text:p>
      <text:p text:style-name="Standard"><text:s text:c="2"/></text:p>
      <text:p text:style-name="Standard">+, -, *, /, % (modulus), ++, --</text:p>
      <text:p text:style-name="Standard"/>
      <text:p text:style-name="Standard"/>
      <text:p text:style-name="P7">Assignment Operators:</text:p>
      <text:p text:style-name="Standard"><text:s text:c="2"/>=, +=, -=, *=, /=, %=</text:p>
      <text:p text:style-name="Standard"/>
      <text:p text:style-name="Standard"/>
      <text:p text:style-name="P8">String addition</text:p>
      <text:p text:style-name="Standard"><text:s text:c="2"/>x = "5" + "5" // result is "55"</text:p>
      <text:p text:style-name="Standard"><text:s text:c="2"/>x = 5 + "5" <text:s text:c="2"/>//<text:s/>result is still "55"</text:p>
      <text:p text:style-name="Standard"/>
      <text:p text:style-name="P9">Comparison operators</text:p>
      <text:p text:style-name="Standard"><text:s text:c="2"/>== <text:s text:c="5"/>// equal to</text:p>
      <text:p text:style-name="Standard"><text:s text:c="2"/>=== <text:s text:c="4"/>// exactly equal to (value and type)</text:p>
      <text:p text:style-name="Standard"><text:s text:c="2"/>!= <text:s text:c="5"/>// not equal to</text:p>
      <text:p text:style-name="Standard"><text:s text:c="2"/>&gt; <text:s text:c="6"/>// greater</text:p>
      <text:p text:style-name="Standard"><text:s text:c="2"/>&lt; <text:s text:c="6"/>// less</text:p>
      <text:p text:style-name="Standard"><text:s text:c="2"/>&gt;= <text:s text:c="5"/>// greater than or equal to</text:p>
      <text:p text:style-name="Standard"><text:s text:c="2"/>&lt;= <text:s text:c="5"/>// less than or equal to</text:p>
      <text:p text:style-name="Standard"/>
      <text:p text:style-name="Standard"/>
      <text:p text:style-name="P10">Logical operators</text:p>
      <text:p text:style-name="Standard"/>
      <text:p text:style-name="Standard">&amp;&amp; // and || // or ! // not</text:p>
      <text:p text:style-name="Standard"/>
      <text:p text:style-name="Standard"/>
      <text:p text:style-name="Standard"/>
      <text:p text:style-name="Standard"/>
      <text:p text:style-name="Standard"/>
      <text:p text:style-name="P11">Conditional operator</text:p>
      <text:p text:style-name="Standard"><text:s text:c="2"/>varname = (condition)? value1: value2</text:p>
      <text:list text:style-name="LFO1" text:continue-numbering="true">
        <text:list-item>
          <text:list>
            <text:list-item>
              <text:p text:style-name="P12">Controll Structure</text:p>
            </text:list-item>
            <text:list-item>
              <text:p text:style-name="P13"/>
            </text:list-item>
          </text:list>
        </text:list-item>
      </text:list>
      <text:p text:style-name="Standard">if</text:p>
      <text:p text:style-name="Standard"><text:s text:c="2"/>if (condition) {</text:p>
      <text:p text:style-name="Standard"><text:s text:c="2"/>...</text:p>
      <text:p text:style-name="Standard"><text:s text:c="2"/>}</text:p>
      <text:p text:style-name="Standard"/>
      <text:p text:style-name="Standard">if else</text:p>
      <text:p text:style-name="Standard"><text:s text:c="2"/>if (condition) {</text:p>
      <text:p text:style-name="Standard"><text:s text:c="2"/>...</text:p>
      <text:p text:style-name="Standard"><text:s text:c="2"/>} else {</text:p>
      <text:p text:style-name="Standard"><text:s text:c="2"/>...</text:p>
      <text:p text:style-name="Standard"><text:s text:c="2"/>}</text:p>
      <text:p text:style-name="Standard"/>
      <text:p text:style-name="Standard">if … else if … else</text:p>
      <text:p text:style-name="Standard"><text:s text:c="2"/>if (condition)</text:p>
      <text:p text:style-name="Standard"><text:s text:c="2"/>{ ... }</text:p>
      <text:p text:style-name="Standard"><text:s text:c="2"/>else if (condition)</text:p>
      <text:p text:style-name="Standard"><text:s text:c="2"/>{ ... }</text:p>
      <text:p text:style-name="Standard"><text:s text:c="2"/>else</text:p>
      <text:p text:style-name="Standard"><text:s text:c="2"/>{ ... }</text:p>
      <text:p text:style-name="Standard"/>
      <text:p text:style-name="P14">switch statement</text:p>
      <text:p text:style-name="Standard"><text:s text:c="2"/>switch(n)</text:p>
      <text:p text:style-name="Standard"><text:s text:c="2"/>{</text:p>
      <text:p text:style-name="Standard"><text:s text:c="6"/>case 1:</text:p>
      <text:p text:style-name="Standard"><text:s text:c="18"/>code block</text:p>
      <text:p text:style-name="Standard"><text:s text:c="18"/>break;</text:p>
      <text:p text:style-name="Standard"><text:s text:c="6"/>case 2:</text:p>
      <text:p text:style-name="Standard"><text:s text:c="18"/>code block</text:p>
      <text:p text:style-name="Standard"><text:s text:c="18"/>break;</text:p>
      <text:p text:style-name="Standard"><text:s text:c="6"/>default:</text:p>
      <text:p text:style-name="Standard"><text:s text:c="18"/>code default block</text:p>
      <text:p text:style-name="Standard"><text:s text:c="2"/>}</text:p>
      <text:p text:style-name="Standard"/>
      <text:p text:style-name="Standard"><text:span text:style-name="T15">for loop</text:span></text:p>
      <text:p text:style-name="Standard"><text:s text:c="2"/></text:p>
      <text:p text:style-name="Standard">for (var=startvalue; var &lt;= endvalue; var+var+increment)</text:p>
      <text:p text:style-name="Standard"><text:s text:c="2"/>{</text:p>
      <text:p text:style-name="Standard"><text:s text:c="6"/>code;</text:p>
      <text:p text:style-name="Standard"><text:s text:c="2"/>}</text:p>
      <text:p text:style-name="Standard"/>
      <text:p text:style-name="Standard">for … in loop</text:p>
      <text:p text:style-name="Standard">for (var in object) {</text:p>
      <text:p text:style-name="Standard"><text:s text:c="6"/>code;</text:p>
      <text:p text:style-name="Standard"><text:s text:c="2"/>}</text:p>
      <text:p text:style-name="Standard"/>
      <text:p text:style-name="Standard"/>
      <text:p text:style-name="P16">while loop</text:p>
      <text:p text:style-name="Standard"/>
      <text:p text:style-name="Standard">while (var &lt;<text:s/>endvalue) { code; }</text:p>
      <text:p text:style-name="Standard"/>
      <text:p text:style-name="Standard"/>
      <text:p text:style-name="P17">do … while loop</text:p>
      <text:p text:style-name="Standard"><text:s text:c="2"/>do {</text:p>
      <text:p text:style-name="Standard"><text:s text:c="6"/>code;</text:p>
      <text:p text:style-name="Standard"><text:s text:c="2"/>} while (var &lt;= endval);</text:p>
      <text:p text:style-name="Standard"/>
      <text:p text:style-name="Standard"/>
      <text:p text:style-name="P18"><text:s/>Functions</text:p>
      <text:p text:style-name="Standard"/>
      <text:p text:style-name="Standard">Function can be defined as:</text:p>
      <text:p text:style-name="Standard">function func_name(var1, var2, ... )</text:p>
      <text:p text:style-name="Standard">{</text:p>
      <text:p text:style-name="Standard"><text:s text:c="4"/>some code</text:p>
      <text:p text:style-name="Standard">}</text:p>
      <text:p text:style-name="Standard"/>
      <text:p text:style-name="P19"><text:s/>Event</text:p>
      <text:p text:style-name="Standard"/>
      <text:p text:style-name="Standard">Every element on a web page has certain events which can trigger<text:s/>a JavaScript. Examples such as:</text:p>
      <text:p text:style-name="Standard">onLoad and onUnload: triggered when user enters or leaves the page</text:p>
      <text:p text:style-name="Standard"/>
      <text:p text:style-name="Standard">onFocus, onBlur, and onChange: often used in combination with validation of form field.</text:p>
      <text:p text:style-name="Standard"><text:s text:c="2"/>&lt;input type="text" size="30" id="email" onchange="checkEmail()"&gt;</text:p>
      <text:p text:style-name="Standard"/>
      <text:p text:style-name="Standard">onMouseOver and onMouseOut - often used to create animated button</text:p>
      <text:p text:style-name="Standard">2. JavaScript Object</text:p>
      <text:p text:style-name="Standard"/>
      <text:p text:style-name="P20">Things to know:</text:p>
      <text:list text:style-name="LFO2" text:continue-numbering="true">
        <text:list-item>
          <text:p text:style-name="P21">A JavaScript object is an unordered collection of properties.</text:p>
        </text:list-item>
        <text:list-item>
          <text:p text:style-name="P22">Properties consists of a name and a value</text:p>
        </text:list-item>
        <text:list-item>
          <text:p text:style-name="P23">Objects can be declared as object literals</text:p>
        </text:list-item>
        <text:list-item>
          <text:p text:style-name="P24">Top-level ‘variables’ are properties of window.</text:p>
        </text:list-item>
      </text:list>
      <text:p text:style-name="Standard"/>
      <text:p text:style-name="Standard"/>
      <text:p text:style-name="P25"><text:s/>Properties</text:p>
      <text:p text:style-name="Standard"/>
      <text:p text:style-name="Standard">Properties are values associated with an object. For example of using length property of String object:</text:p>
      <text:p text:style-name="Standard">&lt;script type="text/javascript"&gt;</text:p>
      <text:p text:style-name="Standard"><text:s text:c="4"/>var txt = "Hello world!";</text:p>
      <text:p text:style-name="Standard"><text:s text:c="4"/>document.write(txt.length);</text:p>
      <text:p text:style-name="Standard">&lt;/script&gt;</text:p>
      <text:p text:style-name="Standard"/>
      <text:p text:style-name="P26"><text:s/>Methods</text:p>
      <text:p text:style-name="Standard"/>
      <text:p text:style-name="Standard">Methods are actions that ban be performed on objects.</text:p>
      <text:p text:style-name="Standard"/>
      <text:p text:style-name="Standard">For example:</text:p>
      <text:p text:style-name="Standard">&lt;script type="text/javascript"&gt;</text:p>
      <text:p text:style-name="Standard"><text:s text:c="4"/>var str="Hello worlds!";</text:p>
      <text:p text:style-name="Standard"><text:s text:c="4"/>document.write(str.toUpperCase();</text:p>
      <text:p text:style-name="Standard">&lt;/script&gt;</text:p>
      <text:p text:style-name="Standard"/>
      <text:p text:style-name="P27"><text:s/>Object literal</text:p>
      <text:p text:style-name="Standard">var ride = {</text:p>
      <text:p text:style-name="Standard"><text:s text:c="4"/>make: "Honda',</text:p>
      <text:p text:style-name="Standard"><text:s text:c="4"/>model: "Civic',</text:p>
      <text:p text:style-name="Standard"><text:s text:c="4"/>purchased: new Date(2008, 3, 12),</text:p>
      <text:p text:style-name="Standard"><text:s text:c="4"/>owner: {</text:p>
      <text:p text:style-name="Standard"><text:s text:c="8"/>name: "Feiyi Wang",</text:p>
      <text:p text:style-name="Standard"><text:s text:c="8"/>occupation: "Bum"</text:p>
      <text:p text:style-name="Standard"><text:s text:c="4"/>}</text:p>
      <text:p text:style-name="Standard">};</text:p>
      <text:p text:style-name="Standard"/>
      <text:p text:style-name="Standard">This notation, come to be known as JSON (JavaScript Object Notation) Also notice how nested objects are declared.</text:p>
      <text:p text:style-name="Standard"/>
      <text:p text:style-name="P28"><text:s/>Built-in<text:s/>Objects</text:p>
      <text:p text:style-name="Standard"/>
      <text:p text:style-name="P29">String.</text:p>
      <text:p text:style-name="Standard"/>
      <text:p text:style-name="P30">Date</text:p>
      <text:p text:style-name="Standard"><text:s text:c="2"/>// return today's date</text:p>
      <text:p text:style-name="Standard"><text:s text:c="2"/>var d = new Date();</text:p>
      <text:p text:style-name="Standard"/>
      <text:p text:style-name="Standard"><text:s text:c="2"/>// turn time as milliseconds since 1970</text:p>
      <text:p text:style-name="Standard"><text:s text:c="2"/>document.write(d.getTime());</text:p>
      <text:p text:style-name="Standard"><text:s text:c="2"/></text:p>
      <text:p text:style-name="Standard"><text:s text:c="2"/>// set full year</text:p>
      <text:p text:style-name="Standard"><text:s text:c="2"/>d.setFullYear(1992, 10, 3)</text:p>
      <text:p text:style-name="Standard"/>
      <text:p text:style-name="Standard"><text:s text:c="2"/>var weekday = new Array(7);</text:p>
      <text:p text:style-name="Standard"><text:s text:c="2"/>weekday[0] = "Sunday";</text:p>
      <text:p text:style-name="Standard"><text:s text:c="2"/>weekday[1] = "Monday";</text:p>
      <text:p text:style-name="Standard"><text:s text:c="2"/>...</text:p>
      <text:p text:style-name="Standard"><text:s text:c="2"/>weekday[6] = "Saturday";</text:p>
      <text:p text:style-name="Standard"><text:s text:c="2"/>document.write("Today is" + weekday[d.getDay()]);</text:p>
      <text:p text:style-name="Standard"/>
      <text:p text:style-name="Standard"/>
      <text:p text:style-name="P31"/>
      <text:p text:style-name="P32"/>
      <text:p text:style-name="P33">Array</text:p>
      <text:p text:style-name="Standard"><text:s/>// create an array</text:p>
      <text:p text:style-name="Standard"><text:s text:c="2"/>var myCars = new Array();</text:p>
      <text:p text:style-name="Standard"/>
      <text:p text:style-name="Standard"><text:s text:c="2"/>// or</text:p>
      <text:p text:style-name="Standard"><text:s text:c="2"/>var myCars = new Array("Sabb", "Volvo", "BMW");</text:p>
      <text:p text:style-name="Standard"/>
      <text:p text:style-name="Standard"><text:s text:c="2"/>// or</text:p>
      <text:p text:style-name="Standard"><text:s text:c="2"/>var myCars = ["Sabb",<text:s/>"Volvo", "BMW");</text:p>
      <text:p text:style-name="Standard"/>
      <text:p text:style-name="Standard"><text:s text:c="2"/>// for loop</text:p>
      <text:soft-page-break/>
      <text:p text:style-name="Standard"><text:s text:c="2"/>for (x in myCars)</text:p>
      <text:p text:style-name="Standard"><text:s text:c="2"/>{</text:p>
      <text:p text:style-name="Standard"><text:s text:c="6"/>document.write(myCars[x] + "&lt;br /&gt;");</text:p>
      <text:p text:style-name="Standard"><text:s text:c="2"/>}</text:p>
      <text:p text:style-name="Standard"/>
      <text:p text:style-name="Standard"><text:s text:c="2"/><text:span text:style-name="T34">// merge array</text:span></text:p>
      <text:p text:style-name="Standard"><text:s text:c="2"/>var parents = ["mom", "dad"]</text:p>
      <text:p text:style-name="Standard"><text:s text:c="2"/>var children = ["mike", "jenny"]</text:p>
      <text:p text:style-name="Standard"><text:s text:c="2"/>var family = parents.concat(children);</text:p>
      <text:p text:style-name="Standard"/>
      <text:p text:style-name="P35"><text:s text:c="2"/>// join array elements in to string</text:p>
      <text:p text:style-name="Standard"><text:s text:c="2"/>var fstr = family.join();</text:p>
      <text:p text:style-name="Standard"/>
      <text:p text:style-name="Standard"><text:s/><text:span text:style-name="T36"><text:s/>// remove the last element of the array</text:span></text:p>
      <text:p text:style-name="Standard"><text:s text:c="2"/>family.pop() <text:s text:c="7"/>// jenney</text:p>
      <text:p text:style-name="Standard"/>
      <text:p text:style-name="P37"><text:s text:c="2"/>// add to last</text:p>
      <text:p text:style-name="Standard"><text:s text:c="2"/>family.push("jenny")</text:p>
      <text:p text:style-name="Standard"/>
      <text:p text:style-name="P38"><text:s text:c="2"/>// add to beginning</text:p>
      <text:p text:style-name="Standard"><text:s text:c="2"/>family.unshift("grandma");</text:p>
      <text:p text:style-name="Standard"/>
      <text:p text:style-name="Standard"/>
      <text:p text:style-name="P39">Boolean</text:p>
      <text:p text:style-name="Standard"><text:s/>var myB = new Boolean();</text:p>
      <text:p text:style-name="Standard"/>
      <text:p text:style-name="Standard">If Boolean<text:s/>object has no initial value, or if it is 0, -0, null, ””, false, undefined, or NaN, the object is set to False.</text:p>
      <text:p text:style-name="Standard"/>
      <text:p text:style-name="Standard">Otherwise, it is True.</text:p>
      <text:p text:style-name="Standard"/>
      <text:p text:style-name="P40">Math</text:p>
      <text:p text:style-name="Standard"/>
      <text:p text:style-name="P41">RegExp</text:p>
      <text:p text:style-name="Standard"/>
      <text:p text:style-name="Standard">for regular expression</text:p>
      <text:p text:style-name="Standard"/>
      <text:p text:style-name="Standard"/>
      <text:p text:style-name="P42">navigator for browser detection</text:p>
      <text:p text:style-name="P43"><text:s text:c="2"/>// Broswer code name</text:p>
      <text:p text:style-name="Standard"><text:s text:c="2"/>navigator.appCodeName</text:p>
      <text:p text:style-name="Standard"/>
      <text:p text:style-name="P44"><text:s text:c="2"/>// Browser name:</text:p>
      <text:p text:style-name="Standard"><text:s text:c="2"/>navigator.appName</text:p>
      <text:p text:style-name="Standard"/>
      <text:p text:style-name="P45"><text:s text:c="2"/>// Browser version</text:p>
      <text:p text:style-name="Standard"><text:s text:c="2"/>navigator.appVersion</text:p>
      <text:p text:style-name="Standard"/>
      <text:p text:style-name="P46"><text:s text:c="2"/>// Cookie enabled</text:p>
      <text:p text:style-name="Standard"><text:s text:c="2"/>navigator.cookieEnabled</text:p>
      <text:p text:style-name="Standard"/>
      <text:p text:style-name="Standard"/>
      <text:soft-page-break/>
      <text:p text:style-name="P47"><text:s/>JavaScript, Create Your Own Object</text:p>
      <text:p text:style-name="Standard"/>
      <text:p text:style-name="P48">Create a direct instance of an object</text:p>
      <text:p text:style-name="Standard">// with 3 properties, you can just assign it.</text:p>
      <text:p text:style-name="Standard">p<text:s/>= new Object();</text:p>
      <text:p text:style-name="Standard">p.firstName = "John"</text:p>
      <text:p text:style-name="Standard">p.lastName = "Oliver"</text:p>
      <text:p text:style-name="Standard">p.age = 50;</text:p>
      <text:p text:style-name="Standard"/>
      <text:p text:style-name="P49">Create object template</text:p>
      <text:p text:style-name="Standard">function person(firstname, lastname, age)</text:p>
      <text:p text:style-name="Standard">{</text:p>
      <text:p text:style-name="Standard"><text:s text:c="4"/>this.firstname = firstname;</text:p>
      <text:p text:style-name="Standard"><text:s text:c="4"/>this.lastname = lastname;</text:p>
      <text:p text:style-name="Standard"><text:s text:c="4"/>this.age = age;</text:p>
      <text:p text:style-name="Standard"/>
      <text:p text:style-name="Standard"><text:s text:c="4"/>this.workhours = workhours;</text:p>
      <text:p text:style-name="Standard">}</text:p>
      <text:p text:style-name="Standard"/>
      <text:p text:style-name="Standard">Notice that:</text:p>
      <text:list text:style-name="LFO3" text:continue-numbering="true">
        <text:list-item>
          <text:p text:style-name="P50">An object tempalte is just plain function.</text:p>
        </text:list-item>
        <text:list-item>
          <text:p text:style-name="P51">You can attach method workhours to it, by then you have to define it somewhere.</text:p>
        </text:list-item>
        <text:list-item>
          <text:p text:style-name="P52">Once you have object template, you can create many instance of it now.</text:p>
        </text:list-item>
      </text:list>
      <text:p text:style-name="Standard"/>
      <text:p text:style-name="P53">JavaScript Function as First-class object</text:p>
      <text:p text:style-name="Standard"/>
      <text:p text:style-name="P54">A<text:s/>function can:</text:p>
      <text:list text:style-name="LFO4" text:continue-numbering="true">
        <text:list-item>
          <text:p text:style-name="P55">Assigned to variables</text:p>
        </text:list-item>
        <text:list-item>
          <text:p text:style-name="P56">Assigned to a property of an object</text:p>
        </text:list-item>
        <text:list-item>
          <text:p text:style-name="P57">Passed as an paramter</text:p>
        </text:list-item>
        <text:list-item>
          <text:p text:style-name="P58">Returned as function result</text:p>
        </text:list-item>
        <text:list-item>
          <text:p text:style-name="P59">Created using literals</text:p>
        </text:list-item>
        <text:list-item>
          <text:p text:style-name="P60">Function is not a named entity: function keyword creates a Function instance and assigned it to a window<text:s/>property if you delcare such at top-level. For example, the following two forms are the same:</text:p>
        </text:list-item>
      </text:list>
      <text:p text:style-name="Standard">function myFunc() {</text:p>
      <text:p text:style-name="Standard"><text:s text:c="4"/>alert('I am working');</text:p>
      <text:p text:style-name="Standard">}</text:p>
      <text:p text:style-name="Standard"/>
      <text:p text:style-name="Standard">&lt;==&gt;</text:p>
      <text:p text:style-name="Standard"/>
      <text:p text:style-name="Standard">myFunc = function() {</text:p>
      <text:p text:style-name="Standard"><text:s text:c="4"/>alert('I am working');</text:p>
      <text:p text:style-name="Standard">}</text:p>
      <text:p text:style-name="Standard"/>
      <text:p text:style-name="Standard">And the second form is also known as function literal,<text:s/>just as object literal we talked above.</text:p>
      <text:p text:style-name="Standard"/>
      <text:p text:style-name="Standard"><text:span text:style-name="T61"><text:s/></text:span><text:span text:style-name="T62">Function as callbacks</text:span></text:p>
      <text:p text:style-name="Standard"/>
      <text:p text:style-name="Standard">Consider the following:</text:p>
      <text:p text:style-name="Standard">function hello() { alert('Hi there!'); }</text:p>
      <text:p text:style-name="Standard"/>
      <text:soft-page-break/>
      <text:p text:style-name="Standard">setTimeout(hello, 5000)</text:p>
      <text:p text:style-name="Standard"/>
      <text:p text:style-name="Standard">or a more elegant version:</text:p>
      <text:p text:style-name="Standard">setTimeout( function() { alert('Hi there!'); }, 5000 )</text:p>
      <text:p text:style-name="Standard"/>
      <text:p text:style-name="Standard">In the later<text:s/>case, we express the functional literal directly in the parameter lsit, and no name is generated.</text:p>
      <text:p text:style-name="Standard"/>
      <text:p text:style-name="P63">Function context</text:p>
      <text:p text:style-name="Standard"/>
      <text:p text:style-name="Standard">A function f acts as a method of object o when o serves as the function context of the invocation of f.</text:p>
      <text:p text:style-name="Standard"/>
      <text:p text:style-name="Standard">Example:</text:p>
      <text:p text:style-name="Standard">var o1 = { handle: 'o1'<text:s/>};</text:p>
      <text:p text:style-name="Standard">var o2 = { handle: 'o2' };</text:p>
      <text:p text:style-name="Standard">var o3 = { handle: 'o3' };</text:p>
      <text:p text:style-name="Standard"/>
      <text:p text:style-name="Standard">function whoAmI() {</text:p>
      <text:p text:style-name="Standard"><text:s text:c="4"/>return this.handle;</text:p>
      <text:p text:style-name="Standard">}</text:p>
      <text:p text:style-name="Standard"/>
      <text:p text:style-name="Standard">o1.identifyMe = whoAmI;</text:p>
      <text:p text:style-name="Standard"/>
      <text:p text:style-name="Standard">alert(whoAmI()); // window</text:p>
      <text:p text:style-name="Standard"/>
      <text:p text:style-name="Standard">alert(o1.identifyMe()); // o1</text:p>
      <text:p text:style-name="Standard"/>
      <text:p text:style-name="Standard">alert(whoAmI.call(o2)); // o2</text:p>
      <text:p text:style-name="Standard"/>
      <text:p text:style-name="Standard">alert(whoAmI.apply(o3)); // o3</text:p>
      <text:p text:style-name="Standard"/>
      <text:p text:style-name="Standard">As you can see, you can change function context (this) by using function method call() or apply().</text:p>
      <text:p text:style-name="Standard">alert(o1.identifyMe.call(o3)); // still o3</text:p>
      <text:p text:style-name="Standard"/>
      <text:p text:style-name="Standard">This example further shows that even we reference the function as a peroperty of o1, but the function context for this invocation is o3.</text:p>
      <text:p text:style-name="Standard"/>
      <text:p text:style-name="Standard">The important thing to know is not how function is declared, but how it is invoked.</text:p>
      <text:p text:style-name="Standard"/>
      <text:p text:style-name="Standard"/>
      <text:p text:style-name="P64"><text:s/>Scope</text:p>
      <text:p text:style-name="Standard"/>
      <text:p text:style-name="Standard">In JavaScript, scope is kept within function, but not within blocks (such as while, if and for statement).</text:p>
      <text:p text:style-name="Standard">If you don’t use var, then it is<text:s/>implictly in global scope.</text:p>
      <text:p text:style-name="Standard"/>
      <text:p text:style-name="Standard">var foo = ‘test’;</text:p>
      <text:p text:style-name="Standard"/>
      <text:p text:style-name="Standard">// within a block if (true) { // this is still within global scope var foo = ‘new test’; }</text:p>
      <text:p text:style-name="Standard"/>
      <text:p text:style-name="Standard">alert( foo == ‘new test’ ) // true</text:p>
      <text:p text:style-name="Standard"/>
      <text:p text:style-name="Standard">function test() { var foo = ‘old test’; }</text:p>
      <text:p text:style-name="Standard"/>
      <text:p text:style-name="Standard">// even called, ‘foo’ remains within the scope of the function test();</text:p>
      <text:p text:style-name="Standard"/>
      <text:p text:style-name="Standard">alert ( foo == ‘new test’ ) // still true</text:p>
      <text:p text:style-name="Standard"/>
      <text:p text:style-name="P65">Closure</text:p>
      <text:p text:style-name="Standard"/>
      <text:p text:style-name="Standard">A closure is a Function instance coupled with the local variables from its environement that are ncessary for its exeuction.</text:p>
      <text:p text:style-name="Standard"/>
      <text:p text:style-name="P66"><text:s/>Argument checking</text:p>
      <text:p text:style-name="Standard"/>
      <text:p text:style-name="Standard">function sendMessage( msg, obj ) {</text:p>
      <text:p text:style-name="Standard"><text:s text:c="4"/>// if both a message and object are provided</text:p>
      <text:p text:style-name="Standard"><text:s text:c="4"/>if ( arguments.length == 2 )</text:p>
      <text:p text:style-name="Standard"><text:s text:c="8"/>// send message to the object.</text:p>
      <text:p text:style-name="Standard"><text:s text:c="8"/>obj.handleMesg( msg );</text:p>
      <text:p text:style-name="Standard"><text:s text:c="4"/>else</text:p>
      <text:p text:style-name="Standard"><text:s text:c="8"/>// otherwise, assume only a message is provided</text:p>
      <text:p text:style-name="Standard"><text:s text:c="8"/>// so just display<text:s/>default msg</text:p>
      <text:p text:style-name="Standard"><text:s text:c="8"/>alert( msg );</text:p>
      <text:p text:style-name="Standard">}</text:p>
      <text:p text:style-name="Standard"/>
      <text:p text:style-name="Standard"><text:span text:style-name="T67">Type checking</text:span></text:p>
      <text:p text:style-name="Standard">function displayError( msg ) {</text:p>
      <text:p text:style-name="Standard"><text:s text:c="4"/>// check and make sure that msg is not undefined</text:p>
      <text:p text:style-name="Standard"/>
      <text:p text:style-name="Standard"><text:s text:c="4"/>if ( typeof msg == 'undefined' ) {</text:p>
      <text:p text:style-name="Standard"><text:s text:c="8"/>// set default</text:p>
      <text:p text:style-name="Standard"><text:s text:c="8"/>msg = "An error occured.';</text:p>
      <text:p text:style-name="Standard"><text:s text:c="4"/>}</text:p>
      <text:p text:style-name="Standard"/>
      <text:p text:style-name="Standard"><text:s text:c="4"/>// display the message</text:p>
      <text:p text:style-name="Standard"><text:s text:c="4"/>alert( msg );</text:p>
      <text:p text:style-name="Standard"><text:s/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Vrinda" svg:font-family="Vrinda" style:font-family-generic="roman" style:font-pitch="variable" svg:panose-1="2 11 5 2 4 2 4 2 2 3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bn" style:country-complex="BD" style:text-combine="none" fo:hyphenate="true"/>
    </style:default-style>
    <style:style style:name="Normal" style:display-name="Normal" style:family="paragraph">
      <style:text-properties style:font-name-complex="Vrinda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tarSymbol" style:font-name-asian="OpenSymbol" style:font-name-complex="OpenSymbol"/>
    </style:style>
    <style:style style:name="WW_CharLFO3LVL2" style:family="text">
      <style:text-properties style:font-name="StarSymbol" style:font-name-asian="OpenSymbol" style:font-name-complex="OpenSymbol"/>
    </style:style>
    <style:style style:name="WW_CharLFO3LVL3" style:family="text">
      <style:text-properties style:font-name="StarSymbol" style:font-name-asian="OpenSymbol" style:font-name-complex="OpenSymbol"/>
    </style:style>
    <style:style style:name="WW_CharLFO3LVL4" style:family="text">
      <style:text-properties style:font-name="StarSymbol" style:font-name-asian="OpenSymbol" style:font-name-complex="OpenSymbol"/>
    </style:style>
    <style:style style:name="WW_CharLFO3LVL5" style:family="text">
      <style:text-properties style:font-name="StarSymbol" style:font-name-asian="OpenSymbol" style:font-name-complex="OpenSymbol"/>
    </style:style>
    <style:style style:name="WW_CharLFO3LVL6" style:family="text">
      <style:text-properties style:font-name="StarSymbol" style:font-name-asian="OpenSymbol" style:font-name-complex="OpenSymbol"/>
    </style:style>
    <style:style style:name="WW_CharLFO3LVL7" style:family="text">
      <style:text-properties style:font-name="StarSymbol" style:font-name-asian="OpenSymbol" style:font-name-complex="OpenSymbol"/>
    </style:style>
    <style:style style:name="WW_CharLFO3LVL8" style:family="text">
      <style:text-properties style:font-name="StarSymbol" style:font-name-asian="OpenSymbol" style:font-name-complex="OpenSymbol"/>
    </style:style>
    <style:style style:name="WW_CharLFO3LVL9" style:family="text">
      <style:text-properties style:font-name="StarSymbol" style:font-name-asian="OpenSymbol" style:font-name-complex="OpenSymbol"/>
    </style:style>
    <style:style style:name="WW_CharLFO4LVL1" style:family="text">
      <style:text-properties style:font-name="StarSymbol" style:font-name-asian="OpenSymbol" style:font-name-complex="OpenSymbol"/>
    </style:style>
    <style:style style:name="WW_CharLFO4LVL2" style:family="text">
      <style:text-properties style:font-name="StarSymbol" style:font-name-asian="OpenSymbol" style:font-name-complex="OpenSymbol"/>
    </style:style>
    <style:style style:name="WW_CharLFO4LVL3" style:family="text">
      <style:text-properties style:font-name="StarSymbol" style:font-name-asian="OpenSymbol" style:font-name-complex="OpenSymbol"/>
    </style:style>
    <style:style style:name="WW_CharLFO4LVL4" style:family="text">
      <style:text-properties style:font-name="StarSymbol" style:font-name-asian="OpenSymbol" style:font-name-complex="OpenSymbol"/>
    </style:style>
    <style:style style:name="WW_CharLFO4LVL5" style:family="text">
      <style:text-properties style:font-name="StarSymbol" style:font-name-asian="OpenSymbol" style:font-name-complex="OpenSymbol"/>
    </style:style>
    <style:style style:name="WW_CharLFO4LVL6" style:family="text">
      <style:text-properties style:font-name="StarSymbol" style:font-name-asian="OpenSymbol" style:font-name-complex="OpenSymbol"/>
    </style:style>
    <style:style style:name="WW_CharLFO4LVL7" style:family="text">
      <style:text-properties style:font-name="StarSymbol" style:font-name-asian="OpenSymbol" style:font-name-complex="OpenSymbol"/>
    </style:style>
    <style:style style:name="WW_CharLFO4LVL8" style:family="text">
      <style:text-properties style:font-name="StarSymbol" style:font-name-asian="OpenSymbol" style:font-name-complex="OpenSymbol"/>
    </style:style>
    <style:style style:name="WW_CharLFO4LVL9" style:family="text">
      <style:text-properties style:font-name="Star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 text:start-value="3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LFO2">
      <text:list-level-style-bullet text:level="1" text:style-name="WW_CharLFO2LVL1" text:bullet-char="✔">
        <style:list-level-properties/>
        <style:text-properties style:font-name="StarSymbol"/>
      </text:list-level-style-bullet>
      <text:list-level-style-bullet text:level="2" text:style-name="WW_CharLFO2LVL2" text:bullet-char="✔">
        <style:list-level-properties/>
        <style:text-properties style:font-name="StarSymbol"/>
      </text:list-level-style-bullet>
      <text:list-level-style-bullet text:level="3" text:style-name="WW_CharLFO2LVL3" text:bullet-char="✔">
        <style:list-level-properties/>
        <style:text-properties style:font-name="StarSymbol"/>
      </text:list-level-style-bullet>
      <text:list-level-style-bullet text:level="4" text:style-name="WW_CharLFO2LVL4" text:bullet-char="✔">
        <style:list-level-properties/>
        <style:text-properties style:font-name="StarSymbol"/>
      </text:list-level-style-bullet>
      <text:list-level-style-bullet text:level="5" text:style-name="WW_CharLFO2LVL5" text:bullet-char="✔">
        <style:list-level-properties/>
        <style:text-properties style:font-name="StarSymbol"/>
      </text:list-level-style-bullet>
      <text:list-level-style-bullet text:level="6" text:style-name="WW_CharLFO2LVL6" text:bullet-char="✔">
        <style:list-level-properties/>
        <style:text-properties style:font-name="StarSymbol"/>
      </text:list-level-style-bullet>
      <text:list-level-style-bullet text:level="7" text:style-name="WW_CharLFO2LVL7" text:bullet-char="✔">
        <style:list-level-properties/>
        <style:text-properties style:font-name="StarSymbol"/>
      </text:list-level-style-bullet>
      <text:list-level-style-bullet text:level="8" text:style-name="WW_CharLFO2LVL8" text:bullet-char="✔">
        <style:list-level-properties/>
        <style:text-properties style:font-name="StarSymbol"/>
      </text:list-level-style-bullet>
      <text:list-level-style-bullet text:level="9" text:style-name="WW_CharLFO2LVL9" text:bullet-char="✔">
        <style:list-level-properties/>
        <style:text-properties style:font-name="StarSymbol"/>
      </text:list-level-style-bullet>
    </text:list-style>
    <text:list-style style:name="LFO3">
      <text:list-level-style-bullet text:level="1" text:style-name="WW_CharLFO3LVL1" text:bullet-char="✔">
        <style:list-level-properties/>
        <style:text-properties style:font-name="StarSymbol"/>
      </text:list-level-style-bullet>
      <text:list-level-style-bullet text:level="2" text:style-name="WW_CharLFO3LVL2" text:bullet-char="✔">
        <style:list-level-properties/>
        <style:text-properties style:font-name="StarSymbol"/>
      </text:list-level-style-bullet>
      <text:list-level-style-bullet text:level="3" text:style-name="WW_CharLFO3LVL3" text:bullet-char="✔">
        <style:list-level-properties/>
        <style:text-properties style:font-name="StarSymbol"/>
      </text:list-level-style-bullet>
      <text:list-level-style-bullet text:level="4" text:style-name="WW_CharLFO3LVL4" text:bullet-char="✔">
        <style:list-level-properties/>
        <style:text-properties style:font-name="StarSymbol"/>
      </text:list-level-style-bullet>
      <text:list-level-style-bullet text:level="5" text:style-name="WW_CharLFO3LVL5" text:bullet-char="✔">
        <style:list-level-properties/>
        <style:text-properties style:font-name="StarSymbol"/>
      </text:list-level-style-bullet>
      <text:list-level-style-bullet text:level="6" text:style-name="WW_CharLFO3LVL6" text:bullet-char="✔">
        <style:list-level-properties/>
        <style:text-properties style:font-name="StarSymbol"/>
      </text:list-level-style-bullet>
      <text:list-level-style-bullet text:level="7" text:style-name="WW_CharLFO3LVL7" text:bullet-char="✔">
        <style:list-level-properties/>
        <style:text-properties style:font-name="StarSymbol"/>
      </text:list-level-style-bullet>
      <text:list-level-style-bullet text:level="8" text:style-name="WW_CharLFO3LVL8" text:bullet-char="✔">
        <style:list-level-properties/>
        <style:text-properties style:font-name="StarSymbol"/>
      </text:list-level-style-bullet>
      <text:list-level-style-bullet text:level="9" text:style-name="WW_CharLFO3LVL9" text:bullet-char="✔">
        <style:list-level-properties/>
        <style:text-properties style:font-name="StarSymbol"/>
      </text:list-level-style-bullet>
    </text:list-style>
    <text:list-style style:name="LFO4">
      <text:list-level-style-bullet text:level="1" text:style-name="WW_CharLFO4LVL1" text:bullet-char="✔">
        <style:list-level-properties/>
        <style:text-properties style:font-name="StarSymbol"/>
      </text:list-level-style-bullet>
      <text:list-level-style-bullet text:level="2" text:style-name="WW_CharLFO4LVL2" text:bullet-char="✔">
        <style:list-level-properties/>
        <style:text-properties style:font-name="StarSymbol"/>
      </text:list-level-style-bullet>
      <text:list-level-style-bullet text:level="3" text:style-name="WW_CharLFO4LVL3" text:bullet-char="✔">
        <style:list-level-properties/>
        <style:text-properties style:font-name="StarSymbol"/>
      </text:list-level-style-bullet>
      <text:list-level-style-bullet text:level="4" text:style-name="WW_CharLFO4LVL4" text:bullet-char="✔">
        <style:list-level-properties/>
        <style:text-properties style:font-name="StarSymbol"/>
      </text:list-level-style-bullet>
      <text:list-level-style-bullet text:level="5" text:style-name="WW_CharLFO4LVL5" text:bullet-char="✔">
        <style:list-level-properties/>
        <style:text-properties style:font-name="StarSymbol"/>
      </text:list-level-style-bullet>
      <text:list-level-style-bullet text:level="6" text:style-name="WW_CharLFO4LVL6" text:bullet-char="✔">
        <style:list-level-properties/>
        <style:text-properties style:font-name="StarSymbol"/>
      </text:list-level-style-bullet>
      <text:list-level-style-bullet text:level="7" text:style-name="WW_CharLFO4LVL7" text:bullet-char="✔">
        <style:list-level-properties/>
        <style:text-properties style:font-name="StarSymbol"/>
      </text:list-level-style-bullet>
      <text:list-level-style-bullet text:level="8" text:style-name="WW_CharLFO4LVL8" text:bullet-char="✔">
        <style:list-level-properties/>
        <style:text-properties style:font-name="StarSymbol"/>
      </text:list-level-style-bullet>
      <text:list-level-style-bullet text:level="9" text:style-name="WW_CharLFO4LVL9" text:bullet-char="✔">
        <style:list-level-properties/>
        <style:text-properties style:font-name="StarSymbol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Safayat Arefin</dc:creator>
    <meta:creation-date>2013-05-29T17:10:00Z</meta:creation-date>
    <dc:date>2018-07-22T14:45:00Z</dc:date>
    <meta:template xlink:href="Normal.dotm" xlink:type="simple"/>
    <meta:editing-cycles>5</meta:editing-cycles>
    <meta:editing-duration>PT840S</meta:editing-duration>
    <meta:document-statistic meta:page-count="8" meta:paragraph-count="15" meta:word-count="1153" meta:character-count="7712" meta:row-count="54" meta:non-whitespace-character-count="6574"/>
  </office:meta>
</office:document-meta>
</file>